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MR10" svg:font-family="CMR10"/>
    <style:font-face style:name="Helvetica" svg:font-family="Helvetica, Arial, sans-serif"/>
    <style:font-face style:name="Mangal1" svg:font-family="Mangal"/>
    <style:font-face style:name="NimbusRomNo9L-Medi" svg:font-family="NimbusRomNo9L-Medi"/>
    <style:font-face style:name="NimbusRomNo9L-Regu" svg:font-family="NimbusRomNo9L-Regu"/>
    <style:font-face style:name="OpenSymbol" svg:font-family="OpenSymbol"/>
    <style:font-face style:name="monospace" svg:font-family="monospace"/>
    <style:font-face style:name="Arial1" svg:font-family="Arial, 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4.26cm" style:rel-column-width="16424*"/>
    </style:style>
    <style:style style:name="Tabelle1.B" style:family="table-column">
      <style:table-column-properties style:column-width="8.495cm" style:rel-column-width="32747*"/>
    </style:style>
    <style:style style:name="Tabelle1.C" style:family="table-column">
      <style:table-column-properties style:column-width="4.246cm" style:rel-column-width="16364*"/>
    </style:style>
    <style:style style:name="Tabelle1.A1" style:family="table-cell">
      <style:table-cell-properties fo:padding="0.097cm" fo:border-left="0.002cm solid #000000" fo:border-right="none" fo:border-top="0.002cm solid #000000" fo:border-bottom="0.002cm solid #000000"/>
    </style:style>
    <style:style style:name="Tabelle1.C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C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style:font-name="Times New Roman" fo:font-size="10pt" style:font-size-asian="10pt" style:font-size-complex="10pt"/>
    </style:style>
    <style:style style:name="P2" style:family="paragraph" style:parent-style-name="Standard">
      <style:paragraph-properties style:text-autospace="none"/>
      <style:text-properties style:font-name="Times New Roman" fo:font-size="10pt" style:font-name-asian="NimbusRomNo9L-Regu" style:font-size-asian="10pt" style:font-name-complex="NimbusRomNo9L-Regu" style:font-size-complex="10pt"/>
    </style:style>
    <style:style style:name="P3" style:family="paragraph" style:parent-style-name="Standard">
      <style:paragraph-properties fo:text-align="start" style:justify-single-word="false" style:text-autospace="none"/>
      <style:text-properties style:font-name="Times New Roman" fo:font-size="10pt" style:font-name-asian="NimbusRomNo9L-Regu" style:font-size-asian="10pt" style:font-name-complex="NimbusRomNo9L-Regu" style:font-size-complex="10pt"/>
    </style:style>
    <style:style style:name="P4" style:family="paragraph" style:parent-style-name="Standard">
      <style:paragraph-properties style:text-autospace="none"/>
      <style:text-properties style:font-name="Times New Roman" fo:font-size="10pt" style:font-name-asian="CMR10" style:font-size-asian="10pt" style:font-name-complex="CMR10" style:font-size-complex="10pt"/>
    </style:style>
    <style:style style:name="P5" style:family="paragraph" style:parent-style-name="Standard">
      <style:paragraph-properties style:text-autospace="none"/>
      <style:text-properties style:font-name="Times New Roman" fo:font-size="10pt" fo:font-weight="bold" style:font-name-asian="NimbusRomNo9L-Regu" style:font-size-asian="10pt" style:font-weight-asian="bold" style:font-name-complex="NimbusRomNo9L-Regu" style:font-size-complex="10pt" style:font-weight-complex="bold"/>
    </style:style>
    <style:style style:name="P6" style:family="paragraph" style:parent-style-name="Standard">
      <style:paragraph-properties fo:text-align="start" style:justify-single-word="false" style:text-autospace="none"/>
      <style:text-properties style:font-name="NimbusRomNo9L-Medi" fo:font-size="20.5pt" style:font-name-asian="NimbusRomNo9L-Medi" style:font-size-asian="20.5pt" style:font-name-complex="NimbusRomNo9L-Medi" style:font-size-complex="20.5pt"/>
    </style:style>
    <style:style style:name="P7" style:family="paragraph" style:parent-style-name="Standard">
      <style:paragraph-properties fo:text-align="start" style:justify-single-word="false" style:text-autospace="none"/>
      <style:text-properties style:font-name="NimbusRomNo9L-Medi" fo:font-size="14.5pt" style:font-name-asian="NimbusRomNo9L-Medi" style:font-size-asian="14.5pt" style:font-name-complex="NimbusRomNo9L-Medi" style:font-size-complex="14.5pt"/>
    </style:style>
    <style:style style:name="P8" style:family="paragraph" style:parent-style-name="Standard">
      <style:paragraph-properties fo:text-align="start" style:justify-single-word="false" style:text-autospace="none"/>
      <style:text-properties style:font-name="NimbusRomNo9L-Regu" fo:font-size="11pt" style:font-name-asian="NimbusRomNo9L-Regu" style:font-size-asian="11pt" style:font-name-complex="NimbusRomNo9L-Regu" style:font-size-complex="11pt"/>
    </style:style>
    <style:style style:name="P9" style:family="paragraph" style:parent-style-name="Standard">
      <style:paragraph-properties style:text-autospace="none"/>
      <style:text-properties style:font-name="NimbusRomNo9L-Regu" fo:font-size="11pt" style:font-name-asian="NimbusRomNo9L-Regu" style:font-size-asian="11pt" style:font-name-complex="NimbusRomNo9L-Regu" style:font-size-complex="11pt"/>
    </style:style>
    <style:style style:name="P10" style:family="paragraph" style:parent-style-name="Text_20_body">
      <style:paragraph-properties fo:margin-left="0cm" fo:margin-right="0.529cm" style:line-height-at-least="0.45cm" fo:text-indent="0cm" style:auto-text-indent="false" fo:padding="0cm" fo:border="none"/>
      <style:text-properties fo:font-variant="normal" fo:text-transform="none" fo:color="#000000" style:font-name="Helvetica" fo:font-size="10.5pt" fo:letter-spacing="normal" fo:font-style="normal" fo:font-weight="normal"/>
    </style:style>
    <style:style style:name="P11" style:family="paragraph" style:parent-style-name="Heading_20_4">
      <style:paragraph-properties fo:margin-left="0cm" fo:margin-right="0.529cm" style:line-height-at-least="0.503cm" fo:text-indent="0cm" style:auto-text-indent="false" fo:padding="0cm" fo:border="none"/>
      <style:text-properties fo:font-variant="normal" fo:text-transform="none" fo:color="#512200" style:font-name="Helvetica" fo:font-size="11.25pt" fo:letter-spacing="normal" fo:font-style="normal"/>
    </style:style>
    <style:style style:name="P12" style:family="paragraph" style:parent-style-name="Heading_20_4">
      <style:paragraph-properties fo:margin-left="0cm" fo:margin-right="0.529cm" style:line-height-at-least="0.503cm" fo:text-indent="0cm" style:auto-text-indent="false" fo:padding="0cm" fo:border="none" style:text-autospace="none"/>
      <style:text-properties fo:font-variant="normal" fo:text-transform="none" fo:color="#512200" style:text-line-through-style="none" style:font-name="Helvetica" fo:font-size="11.25pt" fo:letter-spacing="normal" fo:font-style="normal" style:text-underline-style="none" fo:font-weight="bold" style:font-name-asian="Arial1" style:font-size-asian="11pt" style:font-weight-asian="bold" style:font-name-complex="Arial1" style:font-size-complex="11pt" style:font-weight-complex="bold"/>
    </style:style>
    <style:style style:name="P13" style:family="paragraph" style:parent-style-name="Heading_20_4">
      <style:text-properties fo:font-variant="normal" fo:text-transform="none" fo:color="#512200" style:font-name="Helvetica" fo:font-size="11.25pt" fo:letter-spacing="normal" fo:font-style="normal"/>
    </style:style>
    <style:style style:name="P14" style:family="paragraph" style:parent-style-name="Default">
      <style:paragraph-properties style:text-autospace="none"/>
      <style:text-properties fo:color="#000000" style:text-line-through-style="none" style:font-name="Arial1" fo:font-size="11pt" style:text-underline-style="none" fo:font-weight="normal" style:font-name-asian="Arial1" style:font-size-asian="11pt" style:font-weight-asian="normal" style:font-name-complex="Arial1" style:font-size-complex="11pt"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able:table table:name="Tabelle1" table:style-name="Tabelle1">
        <table:table-column table:style-name="Tabelle1.A"/>
        <table:table-column table:style-name="Tabelle1.B"/>
        <table:table-column table:style-name="Tabelle1.C"/>
        <table:table-row>
          <table:table-cell table:style-name="Tabelle1.A1" office:value-type="string">
            <text:p text:style-name="P1">Technikerschule Erlangen</text:p>
          </table:table-cell>
          <table:table-cell table:style-name="Tabelle1.A1" office:value-type="string">
            <text:p text:style-name="P1">Thema: <text:s/>Javascript Einführung</text:p>
          </table:table-cell>
          <table:table-cell table:style-name="Tabelle1.C1" office:value-type="string">
            <text:p text:style-name="P1">Datum:</text:p>
          </table:table-cell>
        </table:table-row>
        <table:table-row>
          <table:table-cell table:style-name="Tabelle1.A2" office:value-type="string">
            <text:p text:style-name="P1">Internet Technologie</text:p>
          </table:table-cell>
          <table:table-cell table:style-name="Tabelle1.A2" office:value-type="string">
            <text:p text:style-name="P1">Uebung/02_Arrays</text:p>
          </table:table-cell>
          <table:table-cell table:style-name="Tabelle1.C2" office:value-type="string">
            <text:p text:style-name="P1">Schuljahr 2015/16</text:p>
          </table:table-cell>
        </table:table-row>
      </table:table>
      <text:p text:style-name="Standard"/>
      <text:h text:style-name="P13" text:outline-level="4">1. Übung</text:h>
      <text:p text:style-name="P10">Schreiben Sie ein Programm, das die Quadrate der Zahlen von 0 bis 9 untereinander in einer HTML-Seite ausgibt. Speichern Sie dabei 0 bis 9 in einem Array. </text:p>
      <text:h text:style-name="P11" text:outline-level="4">2. Übung</text:h>
      <text:p text:style-name="P14">Erstellen Sie ein Array. Weisen Sie den ersten sechs Indices / Zellen des Arrays die Werte „Ein“, „Array“, „speichert“, „zahlreiche“, „Elemente“ und „.“zu. </text:p>
      <text:p text:style-name="P14">Geben Sie anschließend den Inhalt bzw. alle Zellen des Arrays aus.</text:p>
      <text:h text:style-name="P11" text:outline-level="4">3. Übung</text:h>
      <text:p text:style-name="P14">Erstellen Sie ein Array mit einem beliebigen Variablennamen. Weisen Sie den einzelnen Zellen des Arrays die Zahlen von 1 bis 500 zu. Geben Sie den Zahlenbereich von 50 bis 100 aus. Greifen Sie hierfür auf die im Array gespeicherten Zahlen zu.</text:p>
      <text:p text:style-name="P14"/>
      <text:h text:style-name="P12" text:outline-level="4">4. Übung</text:h>
      <text:p text:style-name="P14">Durchlaufen Sie alle Zellen des Arrays, d.h. die Zahlen von 1 bis 500. Prüfen Sie bei jeder Arrayzelle, ob die in der Zelle gespeicherte Zahl größer ist als 100 und kleiner ist als 200. Weisen Sie diesen Arrayzellen die Zeichenkette „LEER“ zu. </text:p>
      <text:p text:style-name="P14">Geben Sie anschließend den Inhalt aller Zellen des Arrays aus. </text:p>
      <text:p text:style-name="Standard"/>
      <text:p text:style-name="P4">2. Aufgabe (Array)</text:p>
      <text:p text:style-name="P3"><text:tab/></text:p>
      <text:p text:style-name="P3">Erstellen Sie ein Programm das eine Würfelstatistik erstellt. Dabei soll die Anzahl der <text:tab/>benötigten Würfe vor der Ausführung eingelesen werden, die Ausgabe soll folgendes <text:tab/>Aussehen haben (Beispiel für 25 Würfe). Speichern Sie die Würfe in einem Array. </text:p>
      <text:p text:style-name="P6">Würfelstatistik</text:p>
      <text:p text:style-name="P7">Bei 25 Würfen entfielen</text:p>
      <text:p text:style-name="P8">auf die 1: 2 Würfe</text:p>
      <text:p text:style-name="P8">auf die 2: 6 Würfe</text:p>
      <text:p text:style-name="P8">auf die 3: 5 Würfe</text:p>
      <text:p text:style-name="P8">auf die 4: 6 Würfe</text:p>
      <text:p text:style-name="P8">auf die 5: 2 Würfe</text:p>
      <text:p text:style-name="P9">auf die 6: 4 Würfe</text:p>
      <text:p text:style-name="P9"/>
      <text:p text:style-name="P5">3. Aufgabe </text:p>
      <text:p text:style-name="P2"/>
      <text:p text:style-name="P2">Schreiben Sie ein Programm, das ein assoziatives Array namens adresse[] definiert, dieses für die Indizes name, anschrift, plz, ort mit Werten füllt und die Werte anschließend in einer HTML-Tabelle darstellt.</text:p>
      <text:p text:style-name="P5"/>
      <text:p text:style-name="P2">Vergleichen Sie, was passiert, wenn man das assoziative Array genau so mit einer for-Schleife durchläuft, wie es oben mit dem Array meinArray[] vorgeführt wur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MR10" svg:font-family="CMR10"/>
    <style:font-face style:name="Helvetica" svg:font-family="Helvetica, Arial, sans-serif"/>
    <style:font-face style:name="Mangal1" svg:font-family="Mangal"/>
    <style:font-face style:name="NimbusRomNo9L-Medi" svg:font-family="NimbusRomNo9L-Medi"/>
    <style:font-face style:name="NimbusRomNo9L-Regu" svg:font-family="NimbusRomNo9L-Regu"/>
    <style:font-face style:name="OpenSymbol" svg:font-family="OpenSymbol"/>
    <style:font-face style:name="monospace" svg:font-family="monospace"/>
    <style:font-face style:name="Arial1" svg:font-family="Arial, 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Default" style:family="paragraph" style:parent-style-name="Standard">
      <style:paragraph-properties fo:text-align="start" style:justify-single-word="false" style:text-autospace="none"/>
      <style:text-properties fo:color="#000000" style:font-name="Arial1" fo:font-size="12pt" style:font-name-asian="Arial1" style:font-size-asian="12pt" style:font-name-complex="Arial1" style:font-size-complex="12pt"/>
    </style:style>
    <style:style style:name="Bullet_20_Symbols" style:display-name="Bullet Symbols" style:family="text">
      <style:text-properties style:font-name="OpenSymbol" style:font-name-asian="OpenSymbol" style:font-name-complex="OpenSymbol"/>
    </style:style>
    <style:style style:name="User_20_Entry" style:display-name="User Entry" style:family="text">
      <style:text-properties style:font-name="Courier New" style:font-name-asian="NSimSun" style:font-name-complex="Courier New"/>
    </style:style>
    <style:style style:name="Emphasis" style:family="text">
      <style:text-properties fo:font-style="italic" style:font-style-asian="italic" style:font-style-complex="italic"/>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Yvonne Fitzgerald</meta:initial-creator>
    <meta:creation-date>2015-12-29T22:41:32.28</meta:creation-date>
    <dc:date>2016-02-02T21:32:40.32</dc:date>
    <dc:creator>Yvonne Fitzgerald</dc:creator>
    <meta:editing-duration>PT1H18M38S</meta:editing-duration>
    <meta:editing-cycles>10</meta:editing-cycles>
    <meta:generator>OpenOffice/4.1.1$Win32 OpenOffice.org_project/411m6$Build-9775</meta:generator>
    <meta:document-statistic meta:table-count="1" meta:image-count="0" meta:object-count="0" meta:page-count="1" meta:paragraph-count="30" meta:word-count="304" meta:character-count="1867"/>
  </office:meta>
</office:document-meta>
</file>